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fo:line-height="170%" fo:orphans="2" fo:widows="2" fo:text-indent="0cm" style:auto-text-indent="false" fo:padding="0cm" fo:border="none"/>
    </style:style>
    <style:style style:name="T1" style:family="text">
      <style:text-properties fo:font-variant="normal" fo:text-transform="none" fo:color="#333333" style:font-name="sans-serif" fo:font-size="13.5pt" fo:letter-spacing="normal" fo:font-style="normal" fo:font-weight="normal"/>
    </style:style>
    <style:style style:name="T2" style:family="text">
      <style:text-properties fo:font-variant="normal" fo:text-transform="none" fo:color="#333333" style:font-name="sans-serif" fo:letter-spacing="normal" fo:font-style="normal" fo:font-weight="normal"/>
    </style:style>
    <style:style style:name="T3" style:family="text">
      <style:text-properties fo:font-variant="normal" fo:text-transform="none" fo:color="#333333" fo:font-size="13.5pt" fo:letter-spacing="normal" fo:font-style="normal" fo:font-weight="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333333" style:font-name="Arial" fo:letter-spacing="normal" fo:font-style="normal" fo:font-weight="normal"/>
    </style:style>
    <style:style style:name="T6" style:family="text">
      <style:text-properties fo:font-variant="normal" fo:text-transform="none" fo:color="#333333" style:font-name="Arial"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urity Policies</text:p>
      <text:p text:style-name="P2"><text:span text:style-name="T4">We should know what we need to protect before constructing a security policy. A network and application security policy contains an organization's methods for protecting itself from security threats, as well as how each threat type is handled. It identifies the company's assets as well as the threats that these assets might face.</text:span> </text:p>
      <text:p text:style-name="P2"/>
      <text:p text:style-name="P3">Security Awareness</text:p>
      <text:p text:style-name="P2"><text:span text:style-name="T4">Security awareness is the concept of educating employees about security attacks, threats, and procedures for enforcing security policies. Typically, security awareness programs are designed for all employees, not just technical staff.</text:span> </text:p>
      <text:p text:style-name="P2"/>
      <text:p text:style-name="P3">Access Control</text:p>
      <text:p text:style-name="P2"><text:span text:style-name="T4">Access control plays a huge role in security prevention methods as well as authentication and authorization best practices.</text:span> </text:p>
      <text:p text:style-name="P2"/>
      <text:p text:style-name="P2"/>
      <text:p text:style-name="P2"/>
      <text:p text:style-name="P3">Incident Response</text:p>
      <text:p text:style-name="P3"/>
      <text:p text:style-name="P4">Preparation</text:p>
      <text:p text:style-name="P5">To prepare for incidents, analysts create a profile of IT assets such as networks, computers, and devices. Then they assess their significance and determine which ones are important or contain sensitive data. This allows them to identify which types of security incidents should be analyzed and develop comprehensive response plans for frequently occurring incident types.</text:p>
      <text:p text:style-name="P3"/>
      <text:p text:style-name="P4">Detection and Analysis</text:p>
      <text:p text:style-name="P6"><text:span text:style-name="Strong_20_Emphasis"><text:span text:style-name="T6">Detection</text:span></text:span><text:span text:style-name="T6"> includes gathering information from IT systems, security tools, and publicly accessible data, as well as recognizing precursors and attack indicators. Data transfer, trace removal, and file encryption are all examples of information that can be gathered. </text:span><text:span text:style-name="Strong_20_Emphasis"><text:span text:style-name="T6">Analysis </text:span></text:span><text:span text:style-name="T6">involves determining a standard or regular activity for the impacted systems, linking occurrences, and determining if and how they differ from acceptable behavior.</text:span></text:p>
      <text:p text:style-name="P3"/>
      <text:p text:style-name="P3"/>
      <text:p text:style-name="P4">Containment, Eradication, and Recovery</text:p>
      <text:p text:style-name="P6"><text:span text:style-name="T6">The purpose of </text:span><text:span text:style-name="Strong_20_Emphasis"><text:span text:style-name="T6">containment </text:span></text:span><text:span text:style-name="T6">is to prevent an attack from overwhelming resources or causing harm. As part of the containment process, it is critical to identify the attacker host and confirm its IP address to cut the attacker's connection while also determining who the threat actor is. During the </text:span><text:span text:style-name="Strong_20_Emphasis"><text:span text:style-name="T6">eradication </text:span></text:span><text:span text:style-name="T6">and </text:span><text:span text:style-name="Strong_20_Emphasis"><text:span text:style-name="T6">recovery </text:span></text:span><text:span text:style-name="T6">stage -- after effectively containing the event -- you should act to remove all artifacts of the incident from the network. This may entail locating all affected devices, eradicating malware, and resetting affected users' passwords.</text:span></text:p>
      <text:p text:style-name="P5">Once the threat has been eliminated, systems must be restored and normal operations resumed as soon as possible while taking precautions to prevent the same assets from being targeted again.</text:p>
      <text:p text:style-name="P3"/>
      <text:p text:style-name="P3"/>
      <text:p text:style-name="P4"><text:soft-page-break/>Post-Incident Activity</text:p>
      <text:p text:style-name="P5">Learning from previous incidents is a key component of the NIST incident response approach. It is important to apply what you have learned to improve your incident response strategy, plans, and procedures. <text:line-break/>At this stage, several questions should be asked, investigated, and documented:<text:line-break/>- What happened?<text:line-break/>- When?<text:line-break/>- How effective was the incident response team in handling the situation?<text:line-break/>- Were procedures followed?<text:line-break/>- Were they adequate?<text:line-break/>And so forth.</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64cm" fo:margin-bottom="1.203cm" fo:margin-left="1.217cm" fo:margin-right="1.0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34S</meta:editing-duration>
    <meta:editing-cycles>3</meta:editing-cycles>
    <meta:generator>OpenOffice/4.1.14$Win32 OpenOffice.org_project/4114m1$Build-9811</meta:generator>
    <dc:date>2023-11-22T11:26:46.43</dc:date>
    <meta:document-statistic meta:table-count="0" meta:image-count="0" meta:object-count="0" meta:page-count="2" meta:paragraph-count="16" meta:word-count="424" meta:character-count="2851"/>
    <dc:creator>kaos sevdalisi</dc:creator>
    <meta:user-defined meta:name="Info 1"/>
    <meta:user-defined meta:name="Info 2"/>
    <meta:user-defined meta:name="Info 3"/>
    <meta:user-defined meta:name="Info 4"/>
  </office:meta>
</office:document-meta>
</file>